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Comic Sans MS" fo:font-size="8pt" style:font-size-asian="8pt" style:font-size-complex="8pt"/>
    </style:style>
    <style:style style:name="P2" style:family="paragraph" style:parent-style-name="Text_20_body">
      <style:text-properties style:font-name="Comic Sans MS" fo:font-size="8pt" style:font-size-asian="8pt" style:font-size-complex="8pt" fo:padding-left="0.095cm" fo:padding-right="0cm" fo:padding-top="0cm" fo:padding-bottom="0cm" fo:border-left="1.59pt solid #82e89d" fo:border-right="none" fo:border-top="none" fo:border-bottom="none"/>
    </style:style>
    <style:style style:name="P3" style:family="paragraph" style:parent-style-name="Text_20_body">
      <style:text-properties style:font-name="Comic Sans MS" fo:font-size="8pt" style:font-size-asian="8pt" style:font-size-complex="8pt" fo:padding-left="0.095cm" fo:padding-right="0cm" fo:padding-top="0cm" fo:padding-bottom="0cm" fo:border-left="1.59pt solid #ffadad" fo:border-right="none" fo:border-top="none" fo:border-bottom="none"/>
    </style:style>
    <style:style style:name="P4" style:family="paragraph" style:parent-style-name="Text_20_body">
      <style:text-properties style:font-name="Comic Sans MS" fo:font-size="8pt" officeooo:paragraph-rsid="002177a5" style:font-size-asian="8pt" style:font-size-complex="8pt"/>
    </style:style>
    <style:style style:name="P5" style:family="paragraph" style:parent-style-name="Text_20_body">
      <style:text-properties style:font-name="Comic Sans MS" fo:font-size="10pt" officeooo:paragraph-rsid="001ef1dc" style:font-size-asian="10pt" style:font-size-complex="10pt"/>
    </style:style>
    <style:style style:name="P6" style:family="paragraph" style:parent-style-name="Text_20_body">
      <style:text-properties officeooo:paragraph-rsid="001ef1dc"/>
    </style:style>
    <style:style style:name="P7" style:family="paragraph" style:parent-style-name="Standard">
      <style:text-properties style:font-name="Comic Sans MS" fo:font-size="8pt" style:font-size-asian="8pt" style:font-size-complex="8pt" fo:padding-left="0.095cm" fo:padding-right="0cm" fo:padding-top="0cm" fo:padding-bottom="0cm" fo:border-left="1.59pt solid #82e89d" fo:border-right="none" fo:border-top="none" fo:border-bottom="none"/>
    </style:style>
    <style:style style:name="P8" style:family="paragraph" style:parent-style-name="Standard">
      <style:text-properties style:font-name="Comic Sans MS" fo:font-size="8pt" officeooo:rsid="001ef1dc" officeooo:paragraph-rsid="001ef1dc" style:font-size-asian="8pt" style:font-size-complex="8pt"/>
    </style:style>
    <style:style style:name="P9" style:family="paragraph" style:parent-style-name="Standard">
      <style:text-properties style:font-name="Comic Sans MS" fo:font-size="10pt" officeooo:rsid="002177a5" officeooo:paragraph-rsid="002177a5" style:font-size-asian="10pt" style:font-size-complex="10pt" fo:padding-left="0.095cm" fo:padding-right="0cm" fo:padding-top="0cm" fo:padding-bottom="0cm" fo:border-left="1.59pt solid #82e89d" fo:border-right="none" fo:border-top="none" fo:border-bottom="none"/>
    </style:style>
    <style:style style:name="P10" style:family="paragraph" style:parent-style-name="Text_20_body">
      <style:paragraph-properties fo:margin-top="0cm" fo:margin-bottom="0cm" style:contextual-spacing="false"/>
      <style:text-properties style:font-name="Comic Sans MS" fo:font-size="8pt" style:font-size-asian="8pt" style:font-size-complex="8pt" fo:padding-left="0.095cm" fo:padding-right="0cm" fo:padding-top="0cm" fo:padding-bottom="0cm" fo:border-left="1.59pt solid #82e89d" fo:border-right="none" fo:border-top="none" fo:border-bottom="none"/>
    </style:style>
    <style:style style:name="P11" style:family="paragraph" style:parent-style-name="Standard">
      <style:text-properties style:font-name="Comic Sans MS" fo:font-size="10pt" officeooo:rsid="002177a5" officeooo:paragraph-rsid="002177a5" style:font-size-asian="10pt" style:font-size-complex="10pt" fo:padding-left="0.095cm" fo:padding-right="0cm" fo:padding-top="0cm" fo:padding-bottom="0cm" fo:border-left="1.59pt solid #82e89d" fo:border-right="none" fo:border-top="none" fo:border-bottom="none"/>
    </style:style>
    <style:style style:name="P12" style:family="paragraph" style:parent-style-name="Standard">
      <style:paragraph-properties fo:break-before="page"/>
      <style:text-properties style:font-name="Comic Sans MS" fo:font-size="10pt" officeooo:rsid="002177a5" officeooo:paragraph-rsid="002177a5" style:font-size-asian="10pt" style:font-size-complex="10pt" fo:padding-left="0.095cm" fo:padding-right="0cm" fo:padding-top="0cm" fo:padding-bottom="0cm" fo:border-left="1.59pt solid #82e89d" fo:border-right="none" fo:border-top="none" fo:border-bottom="none"/>
    </style:style>
    <style:style style:name="P13" style:family="paragraph" style:parent-style-name="Text_20_body">
      <style:text-properties style:font-name="Comic Sans MS"/>
    </style:style>
    <style:style style:name="P14" style:family="paragraph" style:parent-style-name="Text_20_body">
      <style:text-properties style:font-name="Comic Sans MS" fo:font-size="8pt" style:font-size-asian="8pt" style:font-size-complex="8pt"/>
    </style:style>
    <style:style style:name="P15" style:family="paragraph" style:parent-style-name="Text_20_body">
      <style:text-properties style:font-name="Comic Sans MS" fo:font-size="8pt" officeooo:paragraph-rsid="002177a5" style:font-size-asian="8pt" style:font-size-complex="8pt" fo:padding-left="0.095cm" fo:padding-right="0cm" fo:padding-top="0cm" fo:padding-bottom="0cm" fo:border-left="1.59pt solid #82e89d" fo:border-right="none" fo:border-top="none" fo:border-bottom="none"/>
    </style:style>
    <style:style style:name="P16" style:family="paragraph" style:parent-style-name="Text_20_body">
      <style:text-properties style:font-name="Comic Sans MS" officeooo:rsid="0020a5ca" officeooo:paragraph-rsid="0020a5ca"/>
    </style:style>
    <style:style style:name="P17" style:family="paragraph" style:parent-style-name="Text_20_body">
      <style:text-properties style:font-name="Comic Sans MS" officeooo:rsid="00229c36" officeooo:paragraph-rsid="00229c36"/>
    </style:style>
    <style:style style:name="P18" style:family="paragraph" style:parent-style-name="Text_20_body" style:list-style-name="L1">
      <style:text-properties style:font-name="Comic Sans MS" officeooo:rsid="00229c36" officeooo:paragraph-rsid="00229c36"/>
    </style:style>
    <style:style style:name="P19" style:family="paragraph" style:parent-style-name="Text_20_body" style:list-style-name="L2">
      <style:text-properties style:font-name="Comic Sans MS" officeooo:rsid="00229c36" officeooo:paragraph-rsid="00229c36"/>
    </style:style>
    <style:style style:name="P20" style:family="paragraph" style:parent-style-name="Text_20_body" style:list-style-name="L3">
      <style:text-properties style:font-name="Comic Sans MS" officeooo:rsid="00229c36" officeooo:paragraph-rsid="00229c36"/>
    </style:style>
    <style:style style:name="P21" style:family="paragraph" style:parent-style-name="Text_20_body">
      <style:text-properties style:font-name="Comic Sans MS" officeooo:rsid="00229c36" officeooo:paragraph-rsid="00287630"/>
    </style:style>
    <style:style style:name="P22" style:family="paragraph" style:parent-style-name="Text_20_body" style:list-style-name="L3">
      <style:text-properties style:font-name="Comic Sans MS" officeooo:rsid="00237d07" officeooo:paragraph-rsid="00237d07"/>
    </style:style>
    <style:style style:name="P23" style:family="paragraph" style:parent-style-name="Text_20_body" style:list-style-name="L3">
      <style:text-properties style:font-name="Comic Sans MS" officeooo:rsid="0026b4b6" officeooo:paragraph-rsid="0026b4b6"/>
    </style:style>
    <style:style style:name="P24" style:family="paragraph" style:parent-style-name="Text_20_body">
      <style:text-properties style:font-name="Comic Sans MS" officeooo:rsid="0029171e" officeooo:paragraph-rsid="0029171e"/>
    </style:style>
    <style:style style:name="P25" style:family="paragraph" style:parent-style-name="Text_20_body">
      <style:text-properties style:font-name="Comic Sans MS" officeooo:rsid="00298d2b" officeooo:paragraph-rsid="00298d2b"/>
    </style:style>
    <style:style style:name="P26" style:family="paragraph" style:parent-style-name="Text_20_body">
      <style:text-properties style:font-name="Comic Sans MS" officeooo:rsid="002a4ab4" officeooo:paragraph-rsid="002a4ab4"/>
    </style:style>
    <style:style style:name="P27" style:family="paragraph" style:parent-style-name="Text_20_body" style:list-style-name="L5">
      <style:text-properties style:font-name="Comic Sans MS" officeooo:rsid="002a4ab4" officeooo:paragraph-rsid="002a4ab4"/>
    </style:style>
    <style:style style:name="P28" style:family="paragraph" style:parent-style-name="Text_20_body">
      <style:text-properties style:font-name="Comic Sans MS" officeooo:rsid="002a91ba" officeooo:paragraph-rsid="002a91ba"/>
    </style:style>
    <style:style style:name="P29" style:family="paragraph" style:parent-style-name="Text_20_body" style:list-style-name="L6">
      <style:text-properties style:font-name="Comic Sans MS" officeooo:rsid="002a91ba" officeooo:paragraph-rsid="002a91ba"/>
    </style:style>
    <style:style style:name="P30" style:family="paragraph" style:parent-style-name="Text_20_body">
      <style:text-properties style:font-name="Comic Sans MS" officeooo:rsid="002bca8a" officeooo:paragraph-rsid="002bca8a"/>
    </style:style>
    <style:style style:name="P31" style:family="paragraph" style:parent-style-name="Text_20_body" style:list-style-name="L7">
      <style:text-properties style:font-name="Comic Sans MS" officeooo:rsid="002bca8a" officeooo:paragraph-rsid="002bca8a"/>
    </style:style>
    <style:style style:name="P32" style:family="paragraph" style:parent-style-name="Text_20_body" style:list-style-name="L8">
      <style:text-properties style:font-name="Comic Sans MS" officeooo:rsid="002bca8a" officeooo:paragraph-rsid="002bca8a" fo:background-color="#00ff00"/>
    </style:style>
    <style:style style:name="P33" style:family="paragraph" style:parent-style-name="Text_20_body" style:list-style-name="L4">
      <style:text-properties officeooo:paragraph-rsid="0029171e"/>
    </style:style>
    <style:style style:name="P34" style:family="paragraph" style:parent-style-name="Text_20_body">
      <style:paragraph-properties fo:break-before="page"/>
      <style:text-properties style:font-name="Comic Sans MS" officeooo:rsid="0020a5ca" officeooo:paragraph-rsid="0020a5ca"/>
    </style:style>
    <style:style style:name="P35" style:family="paragraph" style:parent-style-name="Text_20_body">
      <style:paragraph-properties fo:break-before="page"/>
      <style:text-properties style:font-name="Comic Sans MS" fo:font-size="8pt" style:font-size-asian="8pt" style:font-size-complex="8pt"/>
    </style:style>
    <style:style style:name="P36" style:family="paragraph" style:parent-style-name="Heading_20_1">
      <style:text-properties style:font-name="Comic Sans MS" officeooo:rsid="0020a5ca" officeooo:paragraph-rsid="001ef1dc"/>
    </style:style>
    <style:style style:name="P37" style:family="paragraph" style:parent-style-name="Heading_20_1">
      <style:paragraph-properties fo:break-before="page"/>
      <style:text-properties style:font-name="Comic Sans MS"/>
    </style:style>
    <style:style style:name="P38" style:family="paragraph">
      <style:paragraph-properties fo:text-align="start"/>
    </style:style>
    <style:style style:name="T1" style:family="text">
      <style:text-properties fo:color="#008000"/>
    </style:style>
    <style:style style:name="T2" style:family="text">
      <style:text-properties fo:color="#008000" style:font-name="Comic Sans MS" fo:font-size="8pt" style:font-size-asian="8pt" style:font-size-complex="8pt" fo:padding-left="0.095cm" fo:padding-right="0cm" fo:padding-top="0cm" fo:padding-bottom="0cm" fo:border-left="1.59pt solid #82e89d" fo:border-right="none" fo:border-top="none" fo:border-bottom="none"/>
    </style:style>
    <style:style style:name="T3" style:family="text">
      <style:text-properties style:font-name="Comic Sans MS" fo:font-size="10pt" style:font-size-asian="10pt" style:font-size-complex="10pt"/>
    </style:style>
    <style:style style:name="T4" style:family="text">
      <style:text-properties style:font-name="Comic Sans MS" fo:font-size="8pt" style:font-size-asian="8pt" style:font-size-complex="8pt" fo:padding-left="0.095cm" fo:padding-right="0cm" fo:padding-top="0cm" fo:padding-bottom="0cm" fo:border-left="1.59pt solid #82e89d" fo:border-right="none" fo:border-top="none" fo:border-bottom="none"/>
    </style:style>
    <style:style style:name="T5" style:family="text">
      <style:text-properties style:font-name="Comic Sans MS" officeooo:rsid="0029171e"/>
    </style:style>
    <style:style style:name="T6" style:family="text">
      <style:text-properties style:font-name="Comic Sans MS" officeooo:rsid="0029171e" fo:background-color="#00ff00" loext:char-shading-value="0"/>
    </style:style>
    <style:style style:name="T7" style:family="text">
      <style:text-properties officeooo:rsid="001ef1dc"/>
    </style:style>
    <style:style style:name="T8" style:family="text">
      <style:text-properties fo:color="#ff0000"/>
    </style:style>
    <style:style style:name="T9" style:family="text">
      <style:text-properties officeooo:rsid="0026b4b6"/>
    </style:style>
    <style:style style:name="T10" style:family="text">
      <style:text-properties fo:background-color="#00ff00" loext:char-shading-value="0"/>
    </style:style>
    <style:style style:name="T11" style:family="text">
      <style:text-properties officeooo:rsid="002bca8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radio form:name="1126" form:control-implementation="ooo:com.sun.star.form.component.RadioButton" xml:id="control1" form:id="control1" form:disabled="true" form:value="3985"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26" form:control-implementation="ooo:com.sun.star.form.component.RadioButton" xml:id="control2" form:id="control2" form:disabled="true" form:value="3986"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26" form:control-implementation="ooo:com.sun.star.form.component.RadioButton" xml:id="control3" form:id="control3" form:disabled="true" form:selected="true" form:value="3987"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26" form:control-implementation="ooo:com.sun.star.form.component.RadioButton" xml:id="control4" form:id="control4" form:disabled="true" form:value="3988"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27" form:control-implementation="ooo:com.sun.star.form.component.RadioButton" xml:id="control5" form:id="control5" form:disabled="true" form:selected="true" form:value="3989"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27" form:control-implementation="ooo:com.sun.star.form.component.RadioButton" xml:id="control6" form:id="control6" form:disabled="true" form:value="3990"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27" form:control-implementation="ooo:com.sun.star.form.component.RadioButton" xml:id="control7" form:id="control7" form:disabled="true" form:value="3991"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27" form:control-implementation="ooo:com.sun.star.form.component.RadioButton" xml:id="control8" form:id="control8" form:disabled="true" form:value="3992"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28" form:control-implementation="ooo:com.sun.star.form.component.RadioButton" xml:id="control9" form:id="control9" form:disabled="true" form:value="3993"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28" form:control-implementation="ooo:com.sun.star.form.component.RadioButton" xml:id="control10" form:id="control10" form:disabled="true" form:value="3994"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28" form:control-implementation="ooo:com.sun.star.form.component.RadioButton" xml:id="control11" form:id="control11" form:disabled="true" form:selected="true" form:value="3995"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28" form:control-implementation="ooo:com.sun.star.form.component.RadioButton" xml:id="control12" form:id="control12" form:disabled="true" form:value="3996"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29" form:control-implementation="ooo:com.sun.star.form.component.RadioButton" xml:id="control13" form:id="control13" form:disabled="true" form:value="3997"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29" form:control-implementation="ooo:com.sun.star.form.component.RadioButton" xml:id="control14" form:id="control14" form:disabled="true" form:selected="true" form:value="3998"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29" form:control-implementation="ooo:com.sun.star.form.component.RadioButton" xml:id="control15" form:id="control15" form:disabled="true" form:value="3999"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29" form:control-implementation="ooo:com.sun.star.form.component.RadioButton" xml:id="control16" form:id="control16" form:disabled="true" form:value="4000"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30" form:control-implementation="ooo:com.sun.star.form.component.RadioButton" xml:id="control17" form:id="control17" form:disabled="true" form:selected="true" form:value="4001"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30" form:control-implementation="ooo:com.sun.star.form.component.RadioButton" xml:id="control18" form:id="control18" form:disabled="true" form:value="4002"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30" form:control-implementation="ooo:com.sun.star.form.component.RadioButton" xml:id="control19" form:id="control19" form:disabled="true" form:value="4003"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30" form:control-implementation="ooo:com.sun.star.form.component.RadioButton" xml:id="control20" form:id="control20" form:disabled="true" form:value="4004"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31" form:control-implementation="ooo:com.sun.star.form.component.RadioButton" xml:id="control21" form:id="control21" form:disabled="true" form:value="4005"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31" form:control-implementation="ooo:com.sun.star.form.component.RadioButton" xml:id="control22" form:id="control22" form:disabled="true" form:selected="true" form:value="4006"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31" form:control-implementation="ooo:com.sun.star.form.component.RadioButton" xml:id="control23" form:id="control23" form:disabled="true" form:value="4007"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31" form:control-implementation="ooo:com.sun.star.form.component.RadioButton" xml:id="control24" form:id="control24" form:disabled="true" form:value="4008"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32" form:control-implementation="ooo:com.sun.star.form.component.RadioButton" xml:id="control25" form:id="control25" form:disabled="true" form:selected="true" form:value="4009"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32" form:control-implementation="ooo:com.sun.star.form.component.RadioButton" xml:id="control26" form:id="control26" form:disabled="true" form:value="4010"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32" form:control-implementation="ooo:com.sun.star.form.component.RadioButton" xml:id="control27" form:id="control27" form:disabled="true" form:value="4011"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32" form:control-implementation="ooo:com.sun.star.form.component.RadioButton" xml:id="control28" form:id="control28" form:disabled="true" form:value="4012"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33" form:control-implementation="ooo:com.sun.star.form.component.RadioButton" xml:id="control29" form:id="control29" form:disabled="true" form:value="4013"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33" form:control-implementation="ooo:com.sun.star.form.component.RadioButton" xml:id="control30" form:id="control30" form:disabled="true" form:value="4014"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33" form:control-implementation="ooo:com.sun.star.form.component.RadioButton" xml:id="control31" form:id="control31" form:disabled="true" form:selected="true" form:value="4015"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34" form:control-implementation="ooo:com.sun.star.form.component.RadioButton" xml:id="control32" form:id="control32" form:disabled="true" form:value="4016"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34" form:control-implementation="ooo:com.sun.star.form.component.RadioButton" xml:id="control33" form:id="control33" form:disabled="true" form:selected="true" form:value="4017"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34" form:control-implementation="ooo:com.sun.star.form.component.RadioButton" xml:id="control34" form:id="control34" form:disabled="true" form:value="4018"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34" form:control-implementation="ooo:com.sun.star.form.component.RadioButton" xml:id="control35" form:id="control35" form:disabled="true" form:value="4019"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35" form:control-implementation="ooo:com.sun.star.form.component.RadioButton" xml:id="control36" form:id="control36" form:disabled="true" form:value="4020"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35" form:control-implementation="ooo:com.sun.star.form.component.RadioButton" xml:id="control37" form:id="control37" form:current-selected="true" form:disabled="true" form:selected="true" form:value="4021"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35" form:control-implementation="ooo:com.sun.star.form.component.RadioButton" xml:id="control38" form:id="control38" form:disabled="true" form:value="4022"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35" form:control-implementation="ooo:com.sun.star.form.component.RadioButton" xml:id="control39" form:id="control39" form:disabled="true" form:value="4023"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form>
        <form:form form:name="unnamed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radio form:name="1136" form:control-implementation="ooo:com.sun.star.form.component.RadioButton" xml:id="control40" form:id="control40" form:disabled="true" form:value="4024"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36" form:control-implementation="ooo:com.sun.star.form.component.RadioButton" xml:id="control41" form:id="control41" form:disabled="true" form:value="4025"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36" form:control-implementation="ooo:com.sun.star.form.component.RadioButton" xml:id="control42" form:id="control42" form:current-selected="true" form:disabled="true" form:selected="true" form:value="4026"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36" form:control-implementation="ooo:com.sun.star.form.component.RadioButton" xml:id="control43" form:id="control43" form:disabled="true" form:value="4027"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37" form:control-implementation="ooo:com.sun.star.form.component.RadioButton" xml:id="control44" form:id="control44" form:disabled="true" form:value="4028"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37" form:control-implementation="ooo:com.sun.star.form.component.RadioButton" xml:id="control45" form:id="control45" form:disabled="true" form:value="4029"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37" form:control-implementation="ooo:com.sun.star.form.component.RadioButton" xml:id="control46" form:id="control46" form:disabled="true" form:value="4030"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37" form:control-implementation="ooo:com.sun.star.form.component.RadioButton" xml:id="control47" form:id="control47" form:current-selected="true" form:disabled="true" form:selected="true" form:value="4031"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38" form:control-implementation="ooo:com.sun.star.form.component.RadioButton" xml:id="control48" form:id="control48" form:current-selected="true" form:disabled="true" form:selected="true" form:value="4032"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38" form:control-implementation="ooo:com.sun.star.form.component.RadioButton" xml:id="control49" form:id="control49" form:disabled="true" form:value="4033"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38" form:control-implementation="ooo:com.sun.star.form.component.RadioButton" xml:id="control50" form:id="control50" form:disabled="true" form:value="4034"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38" form:control-implementation="ooo:com.sun.star.form.component.RadioButton" xml:id="control51" form:id="control51" form:disabled="true" form:value="4035"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39" form:control-implementation="ooo:com.sun.star.form.component.RadioButton" xml:id="control52" form:id="control52" form:current-selected="true" form:disabled="true" form:selected="true" form:value="4036"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39" form:control-implementation="ooo:com.sun.star.form.component.RadioButton" xml:id="control53" form:id="control53" form:disabled="true" form:value="4037"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39" form:control-implementation="ooo:com.sun.star.form.component.RadioButton" xml:id="control54" form:id="control54" form:disabled="true" form:value="4038"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39" form:control-implementation="ooo:com.sun.star.form.component.RadioButton" xml:id="control55" form:id="control55" form:disabled="true" form:value="4039"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40" form:control-implementation="ooo:com.sun.star.form.component.RadioButton" xml:id="control56" form:id="control56" form:current-selected="true" form:disabled="true" form:selected="true" form:value="4040"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40" form:control-implementation="ooo:com.sun.star.form.component.RadioButton" xml:id="control57" form:id="control57" form:disabled="true" form:value="4041"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40" form:control-implementation="ooo:com.sun.star.form.component.RadioButton" xml:id="control58" form:id="control58" form:disabled="true" form:value="4042"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40" form:control-implementation="ooo:com.sun.star.form.component.RadioButton" xml:id="control59" form:id="control59" form:disabled="true" form:value="4043"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41" form:control-implementation="ooo:com.sun.star.form.component.RadioButton" xml:id="control60" form:id="control60" form:current-selected="true" form:disabled="true" form:selected="true" form:value="4044"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41" form:control-implementation="ooo:com.sun.star.form.component.RadioButton" xml:id="control61" form:id="control61" form:disabled="true" form:value="4045"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41" form:control-implementation="ooo:com.sun.star.form.component.RadioButton" xml:id="control62" form:id="control62" form:disabled="true" form:value="4046"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41" form:control-implementation="ooo:com.sun.star.form.component.RadioButton" xml:id="control63" form:id="control63" form:disabled="true" form:value="4047"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42" form:control-implementation="ooo:com.sun.star.form.component.RadioButton" xml:id="control64" form:id="control64" form:disabled="true" form:value="4048"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42" form:control-implementation="ooo:com.sun.star.form.component.RadioButton" xml:id="control65" form:id="control65" form:disabled="true" form:value="4049"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42" form:control-implementation="ooo:com.sun.star.form.component.RadioButton" xml:id="control66" form:id="control66" form:disabled="true" form:value="4050"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42" form:control-implementation="ooo:com.sun.star.form.component.RadioButton" xml:id="control67" form:id="control67" form:current-selected="true" form:disabled="true" form:selected="true" form:value="4051"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43" form:control-implementation="ooo:com.sun.star.form.component.RadioButton" xml:id="control68" form:id="control68" form:current-selected="true" form:disabled="true" form:selected="true" form:value="4052"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43" form:control-implementation="ooo:com.sun.star.form.component.RadioButton" xml:id="control69" form:id="control69" form:disabled="true" form:value="4053"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43" form:control-implementation="ooo:com.sun.star.form.component.RadioButton" xml:id="control70" form:id="control70" form:disabled="true" form:value="4054"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43" form:control-implementation="ooo:com.sun.star.form.component.RadioButton" xml:id="control71" form:id="control71" form:disabled="true" form:value="4055"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44" form:control-implementation="ooo:com.sun.star.form.component.RadioButton" xml:id="control72" form:id="control72" form:disabled="true" form:value="4056"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44" form:control-implementation="ooo:com.sun.star.form.component.RadioButton" xml:id="control73" form:id="control73" form:disabled="true" form:value="4057"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44" form:control-implementation="ooo:com.sun.star.form.component.RadioButton" xml:id="control74" form:id="control74" form:disabled="true" form:value="4058"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44" form:control-implementation="ooo:com.sun.star.form.component.RadioButton" xml:id="control75" form:id="control75" form:current-selected="true" form:disabled="true" form:selected="true" form:value="4059"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45" form:control-implementation="ooo:com.sun.star.form.component.RadioButton" xml:id="control76" form:id="control76" form:disabled="true" form:value="4060"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45" form:control-implementation="ooo:com.sun.star.form.component.RadioButton" xml:id="control77" form:id="control77" form:disabled="true" form:value="4061"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45" form:control-implementation="ooo:com.sun.star.form.component.RadioButton" xml:id="control78" form:id="control78" form:current-selected="true" form:disabled="true" form:selected="true" form:value="4062"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45" form:control-implementation="ooo:com.sun.star.form.component.RadioButton" xml:id="control79" form:id="control79" form:disabled="true" form:value="4063"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6" text:outline-level="1">Semaine 1 </text:h>
      <text:p text:style-name="P17">Git logiciel de gestion de versions créé en 2005 par Linus Torwald</text:p>
      <text:p text:style-name="P17">Centralisé :</text:p>
      <text:list xml:id="list6298022896419567257" text:style-name="L1">
        <text:list-item>
          <text:p text:style-name="P18">SVN</text:p>
        </text:list-item>
        <text:list-item>
          <text:p text:style-name="P18">CVS</text:p>
        </text:list-item>
      </text:list>
      <text:p text:style-name="P17">Distribué :</text:p>
      <text:list xml:id="list2217202921062057119" text:style-name="L2">
        <text:list-item>
          <text:p text:style-name="P19">Git</text:p>
        </text:list-item>
        <text:list-item>
          <text:p text:style-name="P19">Mercurial</text:p>
        </text:list-item>
        <text:list-item>
          <text:p text:style-name="P19">Bazzar</text:p>
        </text:list-item>
      </text:list>
      <text:p text:style-name="P17">J'ai installé la dernière version sur le mac mais pb d'utilisation. Elle est masqué par l'ancien git.</text:p>
      <text:p text:style-name="P17">Si je masque l'ancien en le renommant le nouveau plante dans certain cas . A revoir</text:p>
      <text:p text:style-name="P17"/>
      <text:p text:style-name="P17"><text:span text:style-name="T10">Commit </text:span>: Une série de modifications sur les fichiers du projet. On peut voir un commit comme une version du projet.</text:p>
      <text:p text:style-name="P17">Démarche et commandes :</text:p>
      <text:list xml:id="list2951757789442071347" text:style-name="L3">
        <text:list-item>
          <text:p text:style-name="P20">Se mettre dans le répertoire projet</text:p>
        </text:list-item>
        <text:list-item>
          <text:p text:style-name="P20"><text:span text:style-name="T10">git init</text:span><text:line-break/>Le répertoire courant devient un repository</text:p>
        </text:list-item>
        <text:list-item>
          <text:p text:style-name="P20"><text:span text:style-name="T10">git status</text:span><text:line-break/>Indique que l'on est dans un repository sur la « branch master »</text:p>
        </text:list-item>
        <text:list-item>
          <text:p text:style-name="P20"><text:span text:style-name="T10">git add unFichier.txt</text:span><text:line-break/>ajoute unFichier.txt dans le repository. <text:span text:style-name="T9">Ajoute à l'index</text:span></text:p>
        </text:list-item>
        <text:list-item>
          <text:p text:style-name="P22"><text:span text:style-name="T10">git commit -m « ajouter unFichier.Txt »</text:span><text:line-break/>enregistre le message associé à un num unique (le sha) et les modifications sur les fichiers ajoutés</text:p>
        </text:list-item>
        <text:list-item>
          <text:p text:style-name="P22"><text:span text:style-name="T10">git commit -am « derniere modification sur unFichier.txt »</text:span><text:line-break/>Le -a évite de faire un git add unFichier.txt après la modification <text:soft-page-break/>d'unFichier.txt. Git dans ce cas regarde les modifications sur tous les fichiers qui ont déjà été « add »</text:p>
        </text:list-item>
        <text:list-item>
          <text:p text:style-name="P22"><text:span text:style-name="T10">git log</text:span><text:line-break/>Donne la liste de tous les commit avec leur sha et message</text:p>
        </text:list-item>
        <text:list-item>
          <text:p text:style-name="P23"><text:span text:style-name="T10">git checkout 304d891e29fdb5e897738dbb0bfdef407ddeeb73</text:span><text:line-break/>remet le projet dans ce sha.<text:line-break/>Si on fait suivre d'un git log on ne voit que les logs permettant d'arriver jusqu'à ce commit</text:p>
        </text:list-item>
        <text:list-item>
          <text:p text:style-name="P23"><text:span text:style-name="T10">git checkout master</text:span><text:line-break/>Remet tout au niveau du dernier commit</text:p>
        </text:list-item>
        <text:list-item>
          <text:p text:style-name="P23"><text:span text:style-name="T10">git reset</text:span><text:line-break/>Reset current HEAD to the specified state</text:p>
        </text:list-item>
      </text:list>
      <text:p text:style-name="P16"/>
      <text:p text:style-name="P34">QCM :</text:p>
      <text:p text:style-name="Text_20_body"><text:span text:style-name="T3">Votre travail a bien été enregistré. Votre score : </text:span><text:span text:style-name="Strong_20_Emphasis"><text:span text:style-name="T3">10 / 10</text:span></text:span></text:p>
      <text:p text:style-name="P5">Moyenne de la classe : 9.02 / 10</text:p>
      <text:p text:style-name="P6">Correction</text:p>
      <text:p text:style-name="P1">Question 1 - Bonne réponse </text:p>
      <text:p text:style-name="P2">Versionner son code ne permet pas de...</text:p>
      <text:p text:style-name="P2"><draw:control text:anchor-type="as-char" draw:z-index="0" draw:style-name="gr1" draw:text-style-name="P38" svg:width="0.249cm" svg:height="0.249cm" draw:control="control1"/> Travailler en équipe sur un même projet</text:p>
      <text:p text:style-name="P2"><draw:control text:anchor-type="as-char" draw:z-index="1" draw:style-name="gr1" draw:text-style-name="P38" svg:width="0.249cm" svg:height="0.249cm" draw:control="control2"/> Avoir une liste des modifications effectuées sur le code</text:p>
      <text:p text:style-name="P2"><draw:control text:anchor-type="as-char" draw:z-index="2" draw:style-name="gr1" draw:text-style-name="P38" svg:width="0.249cm" svg:height="0.249cm" draw:control="control3"/> <text:span text:style-name="T1">Vérifier automatiquement la validité du code écrit par un autre développeur</text:span></text:p>
      <text:p text:style-name="P2"><draw:control text:anchor-type="as-char" draw:z-index="3" draw:style-name="gr1" draw:text-style-name="P38" svg:width="0.249cm" svg:height="0.249cm" draw:control="control4"/> Savoir qui a écrit quelle ligne de code</text:p>
      <text:p text:style-name="P1"/>
      <text:p text:style-name="P1">Question 2 - Bonne réponse </text:p>
      <text:p text:style-name="P2">Git est un système...</text:p>
      <text:p text:style-name="P2"><draw:control text:anchor-type="as-char" draw:z-index="4" draw:style-name="gr1" draw:text-style-name="P38" svg:width="0.249cm" svg:height="0.249cm" draw:control="control5"/> <text:span text:style-name="T1">Distribué</text:span></text:p>
      <text:p text:style-name="P2"><draw:control text:anchor-type="as-char" draw:z-index="5" draw:style-name="gr1" draw:text-style-name="P38" svg:width="0.249cm" svg:height="0.249cm" draw:control="control6"/> Centralisé</text:p>
      <text:p text:style-name="P2"><draw:control text:anchor-type="as-char" draw:z-index="6" draw:style-name="gr1" draw:text-style-name="P38" svg:width="0.249cm" svg:height="0.249cm" draw:control="control7"/> Localisé</text:p>
      <text:p text:style-name="P2"><draw:control text:anchor-type="as-char" draw:z-index="7" draw:style-name="gr1" draw:text-style-name="P38" svg:width="0.249cm" svg:height="0.249cm" draw:control="control8"/> <text:span text:style-name="T7">D</text:span>élocalisé</text:p>
      <text:p text:style-name="P1"/>
      <text:p text:style-name="P1">Question 3 - Bonne réponse </text:p>
      <text:p text:style-name="Text_20_body"><text:span text:style-name="T4">Si </text:span><text:span text:style-name="Source_20_Text"><text:span text:style-name="T4">git status</text:span></text:span><text:span text:style-name="T4"> retourne :  <text:s/></text:span><text:span text:style-name="Source_20_Text"><text:span text:style-name="T4">"nothing added to commit but untracked files present"</text:span></text:span><text:span text:style-name="T4">,</text:span></text:p>
      <text:p text:style-name="P2">qu'est-ce que cela signifie ?</text:p>
      <text:p text:style-name="P2"><draw:control text:anchor-type="as-char" draw:z-index="8" draw:style-name="gr1" draw:text-style-name="P38" svg:width="0.249cm" svg:height="0.249cm" draw:control="control9"/> Il n'y a rien dans le dossier.</text:p>
      <text:p text:style-name="P2"><draw:control text:anchor-type="as-char" draw:z-index="9" draw:style-name="gr1" draw:text-style-name="P38" svg:width="0.249cm" svg:height="0.249cm" draw:control="control10"/> Git n'est pas initialisé.</text:p>
      <text:p text:style-name="P2"><draw:control text:anchor-type="as-char" draw:z-index="10" draw:style-name="gr1" draw:text-style-name="P38" svg:width="0.249cm" svg:height="0.249cm" draw:control="control11"/> <text:span text:style-name="T1">Il existe des fichiers qui ne sont pas ajoutés à l'index.</text:span></text:p>
      <text:p text:style-name="P2"><draw:control text:anchor-type="as-char" draw:z-index="11" draw:style-name="gr1" draw:text-style-name="P38" svg:width="0.249cm" svg:height="0.249cm" draw:control="control12"/> Il faut effectuer un commit.</text:p>
      <text:p text:style-name="P1"/>
      <text:p text:style-name="P1">Question 4 - Bonne réponse </text:p>
      <text:p text:style-name="P2">Le créateur de Git est également le créateur de :</text:p>
      <text:p text:style-name="P2"><draw:control text:anchor-type="as-char" draw:z-index="12" draw:style-name="gr1" draw:text-style-name="P38" svg:width="0.249cm" svg:height="0.249cm" draw:control="control13"/> SVN</text:p>
      <text:p text:style-name="P2"><draw:control text:anchor-type="as-char" draw:z-index="13" draw:style-name="gr1" draw:text-style-name="P38" svg:width="0.249cm" svg:height="0.249cm" draw:control="control14"/> <text:span text:style-name="T1">Linux</text:span></text:p>
      <text:p text:style-name="P2"><draw:control text:anchor-type="as-char" draw:z-index="14" draw:style-name="gr1" draw:text-style-name="P38" svg:width="0.249cm" svg:height="0.249cm" draw:control="control15"/> Windows</text:p>
      <text:p text:style-name="P2"><draw:control text:anchor-type="as-char" draw:z-index="15" draw:style-name="gr1" draw:text-style-name="P38" svg:width="0.249cm" svg:height="0.249cm" draw:control="control16"/> Mercurial</text:p>
      <text:p text:style-name="P1"/>
      <text:p text:style-name="P1"/>
      <text:p text:style-name="P1"/>
      <text:p text:style-name="P35">Question 5 - Bonne réponse </text:p>
      <text:p text:style-name="P2">Quelle est une des raisons pour lesquelles Git est plus rapide que des systèmes comme SVN ?</text:p>
      <text:p text:style-name="P2"><draw:control text:anchor-type="as-char" draw:z-index="16" draw:style-name="gr1" draw:text-style-name="P38" svg:width="0.249cm" svg:height="0.249cm" draw:control="control17"/> <text:span text:style-name="T1">L'historique du code est en local.</text:span></text:p>
      <text:p text:style-name="P2"><draw:control text:anchor-type="as-char" draw:z-index="17" draw:style-name="gr1" draw:text-style-name="P38" svg:width="0.249cm" svg:height="0.249cm" draw:control="control18"/> L'historique du code est sur le cloud.</text:p>
      <text:p text:style-name="P2"><draw:control text:anchor-type="as-char" draw:z-index="18" draw:style-name="gr1" draw:text-style-name="P38" svg:width="0.249cm" svg:height="0.249cm" draw:control="control19"/> L'historique du code n'est pas utilisé entièrement.</text:p>
      <text:p text:style-name="P2"><draw:control text:anchor-type="as-char" draw:z-index="19" draw:style-name="gr1" draw:text-style-name="P38" svg:width="0.249cm" svg:height="0.249cm" draw:control="control20"/> L'historique du code est sur plusieurs machines.</text:p>
      <text:p text:style-name="P1"/>
      <text:p text:style-name="P1">Question 6 - Bonne réponse </text:p>
      <text:p text:style-name="P2">Quelle commande de Git permet de voir l'historique de ses modifications ?</text:p>
      <text:p text:style-name="P2"><draw:control text:anchor-type="as-char" draw:z-index="20" draw:style-name="gr1" draw:text-style-name="P38" svg:width="0.249cm" svg:height="0.249cm" draw:control="control21"/> commit</text:p>
      <text:p text:style-name="P2"><draw:control text:anchor-type="as-char" draw:z-index="21" draw:style-name="gr1" draw:text-style-name="P38" svg:width="0.249cm" svg:height="0.249cm" draw:control="control22"/> <text:span text:style-name="T1">log</text:span></text:p>
      <text:p text:style-name="P2"><draw:control text:anchor-type="as-char" draw:z-index="22" draw:style-name="gr1" draw:text-style-name="P38" svg:width="0.249cm" svg:height="0.249cm" draw:control="control23"/> <text:span text:style-name="T7">d</text:span>iff</text:p>
      <text:p text:style-name="P2"><draw:control text:anchor-type="as-char" draw:z-index="23" draw:style-name="gr1" draw:text-style-name="P38" svg:width="0.249cm" svg:height="0.249cm" draw:control="control24"/> hist</text:p>
      <text:p text:style-name="P1"/>
      <text:p text:style-name="P1">Question 7 - Bonne réponse </text:p>
      <text:p text:style-name="P2">Quel est l'unique identifiant d'un commit ?</text:p>
      <text:p text:style-name="Text_20_body"><text:span text:style-name="T4"><draw:control text:anchor-type="as-char" draw:z-index="24" draw:style-name="gr1" draw:text-style-name="P38" svg:width="0.249cm" svg:height="0.249cm" draw:control="control25"/></text:span><text:span text:style-name="T4"> </text:span><text:span text:style-name="T2">Sa clé de hachage, le </text:span><text:span text:style-name="Emphasis"><text:span text:style-name="T2">SHA</text:span></text:span></text:p>
      <text:p text:style-name="P2"><draw:control text:anchor-type="as-char" draw:z-index="25" draw:style-name="gr1" draw:text-style-name="P38" svg:width="0.249cm" svg:height="0.249cm" draw:control="control26"/> Son message de commit</text:p>
      <text:p text:style-name="P2"><draw:control text:anchor-type="as-char" draw:z-index="26" draw:style-name="gr1" draw:text-style-name="P38" svg:width="0.249cm" svg:height="0.249cm" draw:control="control27"/> Sa date</text:p>
      <text:p text:style-name="P2"><draw:control text:anchor-type="as-char" draw:z-index="27" draw:style-name="gr1" draw:text-style-name="P38" svg:width="0.249cm" svg:height="0.249cm" draw:control="control28"/> Son auteur</text:p>
      <text:p text:style-name="P1"/>
      <text:p text:style-name="P1">Question 8 - Bonne réponse </text:p>
      <text:p text:style-name="P2">À quoi sert un message de commit ?</text:p>
      <text:p text:style-name="P2"><draw:control text:anchor-type="as-char" draw:z-index="28" draw:style-name="gr1" draw:text-style-name="P38" svg:width="0.249cm" svg:height="0.249cm" draw:control="control29"/> Indiquer quels fichiers ont été modifiés</text:p>
      <text:p text:style-name="P2"><draw:control text:anchor-type="as-char" draw:z-index="29" draw:style-name="gr1" draw:text-style-name="P38" svg:width="0.249cm" svg:height="0.249cm" draw:control="control30"/> Noter la date de modification des fichiers</text:p>
      <text:p text:style-name="P2"><draw:control text:anchor-type="as-char" draw:z-index="30" draw:style-name="gr1" draw:text-style-name="P38" svg:width="0.249cm" svg:height="0.249cm" draw:control="control31"/> <text:span text:style-name="T1">Indiquer quelles modifications ont été faites et pourquoi</text:span></text:p>
      <text:p text:style-name="P1"/>
      <text:p text:style-name="P1">Question 9 - Bonne réponse </text:p>
      <text:p text:style-name="P2">Quelle est la commande de Git qui permet de se positionner sur un ancien commit ?</text:p>
      <text:p text:style-name="P2"><draw:control text:anchor-type="as-char" draw:z-index="31" draw:style-name="gr1" draw:text-style-name="P38" svg:width="0.249cm" svg:height="0.249cm" draw:control="control32"/> revert</text:p>
      <text:p text:style-name="P2"><draw:control text:anchor-type="as-char" draw:z-index="32" draw:style-name="gr1" draw:text-style-name="P38" svg:width="0.249cm" svg:height="0.249cm" draw:control="control33"/> <text:span text:style-name="T1">checkout</text:span></text:p>
      <text:p text:style-name="P2"><draw:control text:anchor-type="as-char" draw:z-index="33" draw:style-name="gr1" draw:text-style-name="P38" svg:width="0.249cm" svg:height="0.249cm" draw:control="control34"/> log</text:p>
      <text:p text:style-name="P2"><draw:control text:anchor-type="as-char" draw:z-index="34" draw:style-name="gr1" draw:text-style-name="P38" svg:width="0.249cm" svg:height="0.249cm" draw:control="control35"/> commit</text:p>
      <text:p text:style-name="P1"/>
      <text:p text:style-name="P1"/>
      <text:p text:style-name="P1"/>
      <text:p text:style-name="P1"><text:soft-page-break/>Question 10 - Bonne réponse </text:p>
      <text:p text:style-name="P2">Que signifie l'option -a de la commande commit ?</text:p>
      <text:p text:style-name="P2"><draw:control text:anchor-type="as-char" draw:z-index="35" draw:style-name="gr1" draw:text-style-name="P38" svg:width="0.249cm" svg:height="0.249cm" draw:control="control36"/> Ajouter tous les fichiers du projet au commit</text:p>
      <text:p text:style-name="P2"><draw:control text:anchor-type="as-char" draw:z-index="36" draw:style-name="gr1" draw:text-style-name="P38" svg:width="0.249cm" svg:height="0.249cm" draw:control="control37"/> <text:span text:style-name="T1">Ajouter tous les fichiers déjà présents dans l'index au commit</text:span></text:p>
      <text:p text:style-name="P2"><draw:control text:anchor-type="as-char" draw:z-index="37" draw:style-name="gr1" draw:text-style-name="P38" svg:width="0.249cm" svg:height="0.249cm" draw:control="control38"/> Ajouter tous les fichiers du projet à l'index</text:p>
      <text:p text:style-name="P2"><draw:control text:anchor-type="as-char" draw:z-index="38" draw:style-name="gr1" draw:text-style-name="P38" svg:width="0.249cm" svg:height="0.249cm" draw:control="control39"/> Ajouter l'index à Git</text:p>
      <text:p text:style-name="P2"/>
      <text:h text:style-name="P37" text:outline-level="1">Semaine 2</text:h>
      <text:p text:style-name="P24">Un <text:span text:style-name="T10">remote</text:span> est un autre ordinateur ou un site comme GitHub, BitBucket</text:p>
      <text:p text:style-name="P25">La démarche devient. Je travaille, je fais mes commit , je les envoie sur un remote.</text:p>
      <text:p text:style-name="P25"/>
      <text:p text:style-name="P25">GitHub (github.com) +14 Millions de repository</text:p>
      <text:p text:style-name="P25">Un gist est un moyen de partager du code . Permet la coloration syntaxique, ce que ne fait pas un email .</text:p>
      <text:p text:style-name="P26">Récupérer du code d'un autre repository par clonage :</text:p>
      <text:list xml:id="list217979742269637588" text:style-name="L5">
        <text:list-item>
          <text:p text:style-name="P27">Chercher un repository par son nom sur github<text:line-break/>Récupérer l'url https</text:p>
        </text:list-item>
        <text:list-item>
          <text:p text:style-name="P27">Créer un répertoire de demo</text:p>
        </text:list-item>
        <text:list-item>
          <text:p text:style-name="P27">Se mettre dedans</text:p>
        </text:list-item>
        <text:list-item>
          <text:p text:style-name="P27"><text:span text:style-name="T10">git clone url</text:span><text:line-break/>Il y a création d'un répertoire correspondant au repository et l'on récupère tout</text:p>
        </text:list-item>
      </text:list>
      <text:p text:style-name="P28"/>
      <text:p text:style-name="P28">Créer un repository sur github</text:p>
      <text:list xml:id="list3079196602966976300" text:style-name="L6">
        <text:list-item>
          <text:p text:style-name="P29">Cr<text:span text:style-name="T11">e</text:span>ate new repository</text:p>
        </text:list-item>
        <text:list-item>
          <text:p text:style-name="P29">Choisir avec README.md (On a au moins un fichier)</text:p>
        </text:list-item>
        <text:list-item>
          <text:p text:style-name="P29">Récupérer l'url</text:p>
        </text:list-item>
        <text:list-item>
          <text:p text:style-name="P29">En local en faire un clone</text:p>
        </text:list-item>
      </text:list>
      <text:p text:style-name="P30"/>
      <text:p text:style-name="P30">Envoyer mon code sur github</text:p>
      <text:list xml:id="list8149290659417088476" text:style-name="L7">
        <text:list-item>
          <text:p text:style-name="P31">Modifications locales suivies d'un git commit</text:p>
        </text:list-item>
        <text:list-item>
          <text:p text:style-name="P31"><text:span text:style-name="T10">git push origin master</text:span><text:line-break/>origin est le nom du remote par défaut<text:line-break/>master le nom de la branche<text:tab/></text:p>
        </text:list-item>
      </text:list>
      <text:p text:style-name="P30"><text:soft-page-break/>Récupérer des modifs sur github</text:p>
      <text:list xml:id="list4233469211061207632" text:style-name="L8">
        <text:list-item>
          <text:p text:style-name="P32">git pull origin master</text:p>
        </text:list-item>
      </text:list>
      <text:p text:style-name="P21"/>
      <text:p text:style-name="P21">Démarche et commandes :</text:p>
      <text:list xml:id="list667647123718444374" text:style-name="L4">
        <text:list-item>
          <text:p text:style-name="P33"><text:span text:style-name="T6">git remote</text:span><text:span text:style-name="T5"><text:line-break/>Définir un remote</text:span></text:p>
        </text:list-item>
      </text:list>
      <text:p text:style-name="P13"/>
      <text:p text:style-name="P9"/>
      <text:p text:style-name="P12">QCM <text:s/>9/10</text:p>
      <text:p text:style-name="P9"/>
      <text:p text:style-name="P7">Question 1 - Bonne réponse </text:p>
      <text:p text:style-name="P2">Dans quel ordre les actions suivantes sont le plus souvent utilisées ?</text:p>
      <text:p text:style-name="P2"><draw:control text:anchor-type="as-char" draw:z-index="39" draw:style-name="gr1" draw:text-style-name="P38" svg:width="0.249cm" svg:height="0.249cm" draw:control="control40"/> push, commit, écrire du code</text:p>
      <text:p text:style-name="P2"><draw:control text:anchor-type="as-char" draw:z-index="40" draw:style-name="gr1" draw:text-style-name="P38" svg:width="0.249cm" svg:height="0.249cm" draw:control="control41"/> écrire du code, push, commit</text:p>
      <text:p text:style-name="P2"><draw:control text:anchor-type="as-char" draw:z-index="41" draw:style-name="gr1" draw:text-style-name="P38" svg:width="0.249cm" svg:height="0.249cm" draw:control="control42"/> <text:span text:style-name="T1">écrire du code, commit, push</text:span></text:p>
      <text:p text:style-name="P2"><draw:control text:anchor-type="as-char" draw:z-index="42" draw:style-name="gr1" draw:text-style-name="P38" svg:width="0.249cm" svg:height="0.249cm" draw:control="control43"/> push, écrire du code, commit</text:p>
      <text:p text:style-name="P1"/>
      <text:p text:style-name="P1">Question 2 - Bonne réponse </text:p>
      <text:p text:style-name="P2">Quel type de machine ne peut pas servir de remote Git ?</text:p>
      <text:p text:style-name="P2"><draw:control text:anchor-type="as-char" draw:z-index="43" draw:style-name="gr1" draw:text-style-name="P38" svg:width="0.249cm" svg:height="0.249cm" draw:control="control44"/> La machine sur laquelle je code</text:p>
      <text:p text:style-name="P2"><draw:control text:anchor-type="as-char" draw:z-index="44" draw:style-name="gr1" draw:text-style-name="P38" svg:width="0.249cm" svg:height="0.249cm" draw:control="control45"/> Une autre machine chez moi</text:p>
      <text:p text:style-name="P2"><draw:control text:anchor-type="as-char" draw:z-index="45" draw:style-name="gr1" draw:text-style-name="P38" svg:width="0.249cm" svg:height="0.249cm" draw:control="control46"/> Un serveur chez GitHub</text:p>
      <text:p text:style-name="P2"><draw:control text:anchor-type="as-char" draw:z-index="46" draw:style-name="gr1" draw:text-style-name="P38" svg:width="0.249cm" svg:height="0.249cm" draw:control="control47"/> <text:span text:style-name="T1">Toutes les machines citées peuvent servir de remote Git </text:span></text:p>
      <text:p text:style-name="P10">Cela peut paraître contre-intuitif, mais toutes les machines peuvent servir de remote.</text:p>
      <text:p text:style-name="P10">En effet,  je peux me servir de ma propre machine comme d'un remote. Je définis ainsi un autre repertoire comme étant "remote" et je vais pouvoir envoyer mon code vers lui avec la commande "push" sans soucis. Ce n'est pas nécessairement la meilleure des idées car un des intérêts d'utiliser un remote est de pouvoir garder une copie de sauvegarde ailleurs (pour éviter les problèmes matériels) et/ou donner accès à d'autres développeurs (en mettant le code en ligne). Un cas d'utilisation intéressant serait de définir comme remote son dossier "Dropbox" par exemple, ce qui garantit une synchronisation sur Internet à peu de frais.</text:p>
      <text:p text:style-name="P2">De plus un autre développeur peut se servir de ma machine comme remote pour son repository Git.</text:p>
      <text:p text:style-name="P2"> </text:p>
      <text:p text:style-name="P1">Question 3 - Mauvaise réponse </text:p>
      <text:p text:style-name="P3">Qu'est-ce qu'un gist ?</text:p>
      <text:p text:style-name="P3"><draw:control text:anchor-type="as-char" draw:z-index="47" draw:style-name="gr1" draw:text-style-name="P38" svg:width="0.249cm" svg:height="0.249cm" draw:control="control48"/><text:span text:style-name="T8">Le mode d'affichage d'un commit sur GitHub</text:span></text:p>
      <text:p text:style-name="P3"><draw:control text:anchor-type="as-char" draw:z-index="48" draw:style-name="gr1" draw:text-style-name="P38" svg:width="0.249cm" svg:height="0.249cm" draw:control="control49"/><text:span text:style-name="T1">Une façon de partager son code avec GitHub</text:span></text:p>
      <text:p text:style-name="P3"><draw:control text:anchor-type="as-char" draw:z-index="49" draw:style-name="gr1" draw:text-style-name="P38" svg:width="0.249cm" svg:height="0.249cm" draw:control="control50"/> Un utilisateur de GitHub</text:p>
      <text:p text:style-name="P3"><draw:control text:anchor-type="as-char" draw:z-index="50" draw:style-name="gr1" draw:text-style-name="P38" svg:width="0.249cm" svg:height="0.249cm" draw:control="control51"/> Une commande Git</text:p>
      <text:p text:style-name="P1"/>
      <text:p text:style-name="P1">Question 4 - Bonne réponse </text:p>
      <text:p text:style-name="P2">Comment s'appelle l'action de récupérer un repository entier sur sa machine ?</text:p>
      <text:p text:style-name="P2"><draw:control text:anchor-type="as-char" draw:z-index="51" draw:style-name="gr1" draw:text-style-name="P38" svg:width="0.249cm" svg:height="0.249cm" draw:control="control52"/> <text:span text:style-name="T1">Un clonage</text:span></text:p>
      <text:p text:style-name="P2"><draw:control text:anchor-type="as-char" draw:z-index="52" draw:style-name="gr1" draw:text-style-name="P38" svg:width="0.249cm" svg:height="0.249cm" draw:control="control53"/> Une duplication</text:p>
      <text:p text:style-name="P2"><draw:control text:anchor-type="as-char" draw:z-index="53" draw:style-name="gr1" draw:text-style-name="P38" svg:width="0.249cm" svg:height="0.249cm" draw:control="control54"/> Un "fork"</text:p>
      <text:p text:style-name="P2"><draw:control text:anchor-type="as-char" draw:z-index="54" draw:style-name="gr1" draw:text-style-name="P38" svg:width="0.249cm" svg:height="0.249cm" draw:control="control55"/> Un "pull"</text:p>
      <text:p text:style-name="P1">Question 5 - Bonne réponse </text:p>
      <text:p text:style-name="P2">Comment est nommé le remote par défaut ?</text:p>
      <text:p text:style-name="P2"><text:soft-page-break/><draw:control text:anchor-type="as-char" draw:z-index="55" draw:style-name="gr1" draw:text-style-name="P38" svg:width="0.249cm" svg:height="0.249cm" draw:control="control56"/> <text:span text:style-name="T1">Origin</text:span></text:p>
      <text:p text:style-name="P2"><draw:control text:anchor-type="as-char" draw:z-index="56" draw:style-name="gr1" draw:text-style-name="P38" svg:width="0.249cm" svg:height="0.249cm" draw:control="control57"/> Base</text:p>
      <text:p text:style-name="P2"><draw:control text:anchor-type="as-char" draw:z-index="57" draw:style-name="gr1" draw:text-style-name="P38" svg:width="0.249cm" svg:height="0.249cm" draw:control="control58"/> Master</text:p>
      <text:p text:style-name="P2"><draw:control text:anchor-type="as-char" draw:z-index="58" draw:style-name="gr1" draw:text-style-name="P38" svg:width="0.249cm" svg:height="0.249cm" draw:control="control59"/> GitHub</text:p>
      <text:p text:style-name="P4"/>
      <text:p text:style-name="P4">Question 6 - Bonne réponse </text:p>
      <text:p text:style-name="P15">Quelle est la commande Git qui permet d'envoyer ses modifications sur un remote ?</text:p>
      <text:p text:style-name="P2"><draw:control text:anchor-type="as-char" draw:z-index="59" draw:style-name="gr1" draw:text-style-name="P38" svg:width="0.249cm" svg:height="0.249cm" draw:control="control60"/> <text:span text:style-name="T1">Push</text:span></text:p>
      <text:p text:style-name="P2"><draw:control text:anchor-type="as-char" draw:z-index="60" draw:style-name="gr1" draw:text-style-name="P38" svg:width="0.249cm" svg:height="0.249cm" draw:control="control61"/> Commit</text:p>
      <text:p text:style-name="P2"><draw:control text:anchor-type="as-char" draw:z-index="61" draw:style-name="gr1" draw:text-style-name="P38" svg:width="0.249cm" svg:height="0.249cm" draw:control="control62"/> Pull</text:p>
      <text:p text:style-name="P2"><draw:control text:anchor-type="as-char" draw:z-index="62" draw:style-name="gr1" draw:text-style-name="P38" svg:width="0.249cm" svg:height="0.249cm" draw:control="control63"/> Clone</text:p>
      <text:p text:style-name="P1"/>
      <text:p text:style-name="P1">Question 7 - Bonne réponse </text:p>
      <text:p text:style-name="P2">Quelle est la commande Git qui permet de récupérer uniquement les dernières modifications faites sur un remote ?</text:p>
      <text:p text:style-name="P2"><draw:control text:anchor-type="as-char" draw:z-index="63" draw:style-name="gr1" draw:text-style-name="P38" svg:width="0.249cm" svg:height="0.249cm" draw:control="control64"/> Push</text:p>
      <text:p text:style-name="P2"><draw:control text:anchor-type="as-char" draw:z-index="64" draw:style-name="gr1" draw:text-style-name="P38" svg:width="0.249cm" svg:height="0.249cm" draw:control="control65"/> Fork</text:p>
      <text:p text:style-name="P2"><draw:control text:anchor-type="as-char" draw:z-index="65" draw:style-name="gr1" draw:text-style-name="P38" svg:width="0.249cm" svg:height="0.249cm" draw:control="control66"/> Clone</text:p>
      <text:p text:style-name="P2"><draw:control text:anchor-type="as-char" draw:z-index="66" draw:style-name="gr1" draw:text-style-name="P38" svg:width="0.249cm" svg:height="0.249cm" draw:control="control67"/> <text:span text:style-name="T1">Pull</text:span></text:p>
      <text:p text:style-name="P1"/>
      <text:p text:style-name="P1">Question 8 - Bonne réponse </text:p>
      <text:p text:style-name="P2">Quand faut-il se mettre à jour par rapport au remote distant partagé ?</text:p>
      <text:p text:style-name="P2"><draw:control text:anchor-type="as-char" draw:z-index="67" draw:style-name="gr1" draw:text-style-name="P38" svg:width="0.249cm" svg:height="0.249cm" draw:control="control68"/> <text:span text:style-name="T1">Fréquemment, pour éviter de trop diverger</text:span></text:p>
      <text:p text:style-name="P2"><draw:control text:anchor-type="as-char" draw:z-index="68" draw:style-name="gr1" draw:text-style-name="P38" svg:width="0.249cm" svg:height="0.249cm" draw:control="control69"/> Rarement, pour éviter les conflits</text:p>
      <text:p text:style-name="P2"><draw:control text:anchor-type="as-char" draw:z-index="69" draw:style-name="gr1" draw:text-style-name="P38" svg:width="0.249cm" svg:height="0.249cm" draw:control="control70"/> Jamais, c'est un risque de sécurité</text:p>
      <text:p text:style-name="P2"><draw:control text:anchor-type="as-char" draw:z-index="70" draw:style-name="gr1" draw:text-style-name="P38" svg:width="0.249cm" svg:height="0.249cm" draw:control="control71"/> Il est impossible de se mettre à jour si le remote est partagé</text:p>
      <text:p text:style-name="P1"/>
      <text:p text:style-name="P1">Question 9 - Bonne réponse </text:p>
      <text:p text:style-name="Text_20_body"><text:span text:style-name="T4">Avec quelle commande de Git peut-on voir les modifications effectuées par d'autres développeurs après avoir effectué la commande </text:span><text:span text:style-name="Source_20_Text"><text:span text:style-name="T4">git pull</text:span></text:span><text:span text:style-name="T4"> ?</text:span></text:p>
      <text:p text:style-name="P2"><draw:control text:anchor-type="as-char" draw:z-index="71" draw:style-name="gr1" draw:text-style-name="P38" svg:width="0.249cm" svg:height="0.249cm" draw:control="control72"/> Push</text:p>
      <text:p text:style-name="P2"><draw:control text:anchor-type="as-char" draw:z-index="72" draw:style-name="gr1" draw:text-style-name="P38" svg:width="0.249cm" svg:height="0.249cm" draw:control="control73"/> Status</text:p>
      <text:p text:style-name="P2"><draw:control text:anchor-type="as-char" draw:z-index="73" draw:style-name="gr1" draw:text-style-name="P38" svg:width="0.249cm" svg:height="0.249cm" draw:control="control74"/> Origin</text:p>
      <text:p text:style-name="P2"><draw:control text:anchor-type="as-char" draw:z-index="74" draw:style-name="gr1" draw:text-style-name="P38" svg:width="0.249cm" svg:height="0.249cm" draw:control="control75"/> <text:span text:style-name="T1">Log</text:span></text:p>
      <text:p text:style-name="P1"/>
      <text:p text:style-name="P1">Question 10 - Bonne réponse </text:p>
      <text:p text:style-name="P2">GitHub ne permet pas de...</text:p>
      <text:p text:style-name="P2"><text:soft-page-break/><draw:control text:anchor-type="as-char" draw:z-index="75" draw:style-name="gr1" draw:text-style-name="P38" svg:width="0.249cm" svg:height="0.249cm" draw:control="control76"/> Partager du code</text:p>
      <text:p text:style-name="P2"><draw:control text:anchor-type="as-char" draw:z-index="76" draw:style-name="gr1" draw:text-style-name="P38" svg:width="0.249cm" svg:height="0.249cm" draw:control="control77"/> Modifier du code en ligne</text:p>
      <text:p text:style-name="P2"><draw:control text:anchor-type="as-char" draw:z-index="77" draw:style-name="gr1" draw:text-style-name="P38" svg:width="0.249cm" svg:height="0.249cm" draw:control="control78"/> <text:span text:style-name="T1">Discuter par chat</text:span></text:p>
      <text:p text:style-name="P2"><draw:control text:anchor-type="as-char" draw:z-index="78" draw:style-name="gr1" draw:text-style-name="P38" svg:width="0.249cm" svg:height="0.249cm" draw:control="control79"/> Organiser un projet avec des tickets</text:p>
      <text:p text:style-name="P2"/>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al Suchecki</meta:initial-creator>
    <meta:creation-date>2014-10-11T22:10:44.143656000</meta:creation-date>
    <dc:date>2014-10-15T22:04:50.543557000</dc:date>
    <dc:creator>Martial Suchecki</dc:creator>
    <meta:editing-duration>PT3H25M18S</meta:editing-duration>
    <meta:editing-cycles>11</meta:editing-cycles>
    <meta:generator>LibreOffice/4.2.6.3$MacOSX_X86_64 LibreOffice_project/3fd416d4c6db7d3204c17ce57a1d70f6e531ee21</meta:generator>
    <meta:document-statistic meta:table-count="0" meta:image-count="0" meta:object-count="0" meta:page-count="10" meta:paragraph-count="174" meta:word-count="1237" meta:character-count="7006" meta:non-whitespace-character-count="5864"/>
  </office:meta>
</office:document-meta>
</file>